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weight="bold" officeooo:rsid="00031a82" officeooo:paragraph-rsid="00031a8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 Light" fo:font-weight="normal" officeooo:rsid="00031a82" officeooo:paragraph-rsid="00031a8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 Light" fo:font-weight="normal" officeooo:rsid="00031a82" officeooo:paragraph-rsid="00052cd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 Light" fo:font-weight="normal" officeooo:rsid="00031a82" officeooo:paragraph-rsid="00080fa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 Light" fo:font-weight="normal" officeooo:rsid="00052cd4" officeooo:paragraph-rsid="00052cd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 Light" fo:font-weight="normal" officeooo:rsid="000754bd" officeooo:paragraph-rsid="00080fa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 Light" fo:font-size="6pt" fo:font-weight="normal" officeooo:rsid="00031a82" officeooo:paragraph-rsid="00080fa7" style:font-size-asian="5.25pt" style:font-weight-asian="normal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31a82"/>
    </style:style>
    <style:style style:name="P9" style:family="paragraph" style:parent-style-name="Standard">
      <style:paragraph-properties fo:text-align="start" style:justify-single-word="false"/>
      <style:text-properties officeooo:paragraph-rsid="00038361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38361"/>
    </style:style>
    <style:style style:name="P11" style:family="paragraph" style:parent-style-name="Standard">
      <style:paragraph-properties fo:text-align="start" style:justify-single-word="false"/>
      <style:text-properties officeooo:paragraph-rsid="000511ad"/>
    </style:style>
    <style:style style:name="P12" style:family="paragraph" style:parent-style-name="Standard">
      <style:paragraph-properties fo:text-align="start" style:justify-single-word="false"/>
      <style:text-properties officeooo:paragraph-rsid="00080fa7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0fa7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9e218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666666" loext:opacity="100%" style:font-name="Calibri Light" fo:font-size="8pt" fo:font-weight="normal" officeooo:rsid="00031a82" officeooo:paragraph-rsid="00052cd4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666666" loext:opacity="100%" style:font-name="Calibri Light" fo:font-size="11pt" fo:font-style="normal" fo:font-weight="normal" officeooo:rsid="00052cd4" officeooo:paragraph-rsid="00080fa7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666666" loext:opacity="100%" officeooo:paragraph-rsid="00031a82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11pt" fo:font-style="italic" fo:font-weight="bold" officeooo:rsid="00038361" officeooo:paragraph-rsid="00038361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11pt" fo:font-style="italic" fo:font-weight="bold" officeooo:rsid="00038361" officeooo:paragraph-rsid="00052cd4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11pt" fo:font-style="italic" fo:font-weight="bold" officeooo:rsid="00038361" officeooo:paragraph-rsid="0005e0f3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11pt" fo:font-style="italic" fo:font-weight="bold" officeooo:rsid="00038361" officeooo:paragraph-rsid="00080fa7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loext:opacity="100%" style:font-name="Calibri Light" fo:font-weight="bold" officeooo:rsid="00052cd4" officeooo:paragraph-rsid="00080fa7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6pt" officeooo:paragraph-rsid="00031a82" style:font-size-asian="5.25pt" style:font-size-complex="6pt"/>
    </style:style>
    <style:style style:name="P24" style:family="paragraph" style:parent-style-name="Standard">
      <style:paragraph-properties fo:text-align="start" style:justify-single-word="false"/>
      <style:text-properties fo:font-size="6pt" officeooo:paragraph-rsid="00038361" style:font-size-asian="5.25pt" style:font-size-complex="6pt"/>
    </style:style>
    <style:style style:name="P25" style:family="paragraph" style:parent-style-name="Standard">
      <style:paragraph-properties fo:text-align="start" style:justify-single-word="false"/>
      <style:text-properties fo:font-size="6pt" fo:font-weight="normal" officeooo:paragraph-rsid="00038361" style:font-size-asian="5.25pt" style:font-weight-asian="normal" style:font-size-complex="6pt" style:font-weight-complex="normal"/>
    </style:style>
    <style:style style:name="P26" style:family="paragraph" style:parent-style-name="Standard">
      <style:text-properties officeooo:paragraph-rsid="00080fa7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officeooo:paragraph-rsid="00080fa7"/>
    </style:style>
    <style:style style:name="P28" style:family="paragraph" style:parent-style-name="Standard">
      <style:paragraph-properties fo:margin-left="2.501cm" fo:margin-right="0cm" fo:text-indent="0cm" style:auto-text-indent="false"/>
      <style:text-properties officeooo:paragraph-rsid="00080fa7"/>
    </style:style>
    <style:style style:name="T1" style:family="text">
      <style:text-properties style:font-name="Calibri Light" fo:font-weight="normal" officeooo:rsid="00031a82" style:font-weight-asian="normal" style:font-weight-complex="normal"/>
    </style:style>
    <style:style style:name="T2" style:family="text">
      <style:text-properties style:font-name="Calibri Light" fo:font-weight="normal" officeooo:rsid="00038361" style:font-weight-asian="normal" style:font-weight-complex="normal"/>
    </style:style>
    <style:style style:name="T3" style:family="text">
      <style:text-properties style:font-name="Calibri Light" fo:font-weight="normal" officeooo:rsid="0004d7f4" style:font-weight-asian="normal" style:font-weight-complex="normal"/>
    </style:style>
    <style:style style:name="T4" style:family="text">
      <style:text-properties style:font-name="Calibri Light" fo:font-weight="normal" officeooo:rsid="000511ad" style:font-weight-asian="normal" style:font-weight-complex="normal"/>
    </style:style>
    <style:style style:name="T5" style:family="text">
      <style:text-properties style:font-name="Calibri Light" fo:font-weight="normal" officeooo:rsid="000754bd" style:font-weight-asian="normal" style:font-weight-complex="normal"/>
    </style:style>
    <style:style style:name="T6" style:family="text">
      <style:text-properties style:font-name="Calibri Light" fo:font-weight="normal" officeooo:rsid="000ad652" style:font-weight-asian="normal" style:font-weight-complex="normal"/>
    </style:style>
    <style:style style:name="T7" style:family="text">
      <style:text-properties style:font-name="Calibri Light" fo:font-weight="normal" officeooo:rsid="000d0fcd" style:font-weight-asian="normal" style:font-weight-complex="normal"/>
    </style:style>
    <style:style style:name="T8" style:family="text">
      <style:text-properties style:font-name="Calibri Light" fo:font-weight="bold" officeooo:rsid="00031a82" style:font-weight-asian="bold" style:font-weight-complex="bold"/>
    </style:style>
    <style:style style:name="T9" style:family="text">
      <style:text-properties style:font-name="Calibri Light" fo:font-weight="bold" officeooo:rsid="00080fa7" style:font-weight-asian="bold" style:font-weight-complex="bold"/>
    </style:style>
    <style:style style:name="T10" style:family="text">
      <style:text-properties style:font-name="Calibri Light" fo:font-weight="bold" officeooo:rsid="000754bd" style:font-weight-asian="bold" style:font-weight-complex="bold"/>
    </style:style>
    <style:style style:name="T11" style:family="text">
      <style:text-properties style:font-name="Calibri Light" officeooo:rsid="00031a82"/>
    </style:style>
    <style:style style:name="T12" style:family="text">
      <style:text-properties style:font-name="Calibri Light" officeooo:rsid="00052cd4"/>
    </style:style>
    <style:style style:name="T13" style:family="text">
      <style:text-properties fo:color="#000000" loext:opacity="100%" style:font-name="Calibri Light" fo:font-weight="bold" officeooo:rsid="00031a82" style:font-weight-asian="bold" style:font-weight-complex="bold"/>
    </style:style>
    <style:style style:name="T14" style:family="text">
      <style:text-properties fo:color="#000000" loext:opacity="100%" style:font-name="Calibri Light" fo:font-weight="bold" officeooo:rsid="00038361" style:font-weight-asian="bold" style:font-weight-complex="bold"/>
    </style:style>
    <style:style style:name="T15" style:family="text">
      <style:text-properties fo:color="#000000" loext:opacity="100%" style:font-name="Calibri Light" fo:font-weight="bold" officeooo:rsid="00080fa7" style:font-weight-asian="bold" style:font-weight-complex="bold"/>
    </style:style>
    <style:style style:name="T16" style:family="text">
      <style:text-properties fo:color="#000000" loext:opacity="100%" style:font-name="Calibri Light" fo:font-weight="bold" officeooo:rsid="000ad652" style:font-weight-asian="bold" style:font-weight-complex="bold"/>
    </style:style>
    <style:style style:name="T17" style:family="text">
      <style:text-properties fo:color="#000000" loext:opacity="100%" style:font-name="Calibri Light" fo:font-weight="bold" officeooo:rsid="00094253" style:font-weight-asian="bold" style:font-weight-complex="bold"/>
    </style:style>
    <style:style style:name="T18" style:family="text">
      <style:text-properties fo:color="#000000" loext:opacity="100%" style:font-name="Calibri Light" fo:font-weight="normal" officeooo:rsid="00038361" style:font-weight-asian="normal" style:font-weight-complex="normal"/>
    </style:style>
    <style:style style:name="T19" style:family="text">
      <style:text-properties fo:color="#000000" loext:opacity="100%" style:font-name="Calibri Light" fo:font-weight="normal" officeooo:rsid="00031a82" style:font-weight-asian="normal" style:font-weight-complex="normal"/>
    </style:style>
    <style:style style:name="T20" style:family="text">
      <style:text-properties fo:color="#000000" loext:opacity="100%" style:font-name="Calibri Light" fo:font-weight="normal" officeooo:rsid="00094253" style:font-weight-asian="normal" style:font-weight-complex="normal"/>
    </style:style>
    <style:style style:name="T21" style:family="text">
      <style:text-properties fo:color="#000000" loext:opacity="100%" style:font-name="Calibri Light" fo:font-weight="normal" officeooo:rsid="000ad652" style:font-weight-asian="normal" style:font-weight-complex="normal"/>
    </style:style>
    <style:style style:name="T22" style:family="text">
      <style:text-properties fo:color="#000000" loext:opacity="100%" style:font-name="Calibri Light" fo:font-weight="normal" officeooo:rsid="000de2af" style:font-weight-asian="normal" style:font-weight-complex="normal"/>
    </style:style>
    <style:style style:name="T23" style:family="text">
      <style:text-properties fo:color="#000000" loext:opacity="100%" style:font-name="Calibri Light" fo:font-size="11pt" fo:font-style="italic" fo:font-weight="bold" officeooo:rsid="00031a82" style:font-size-asian="11pt" style:font-style-asian="italic" style:font-weight-asian="bold" style:font-size-complex="11pt" style:font-style-complex="italic" style:font-weight-complex="bold"/>
    </style:style>
    <style:style style:name="T24" style:family="text">
      <style:text-properties fo:color="#000000" loext:opacity="100%" style:font-name="Calibri Light" fo:font-size="11pt" fo:font-style="italic" fo:font-weight="bold" officeooo:rsid="00052cd4" style:font-size-asian="11pt" style:font-style-asian="italic" style:font-weight-asian="bold" style:font-size-complex="11pt" style:font-style-complex="italic" style:font-weight-complex="bold"/>
    </style:style>
    <style:style style:name="T25" style:family="text">
      <style:text-properties fo:color="#666666" loext:opacity="100%" style:font-name="Calibri Light" fo:font-style="italic" officeooo:rsid="00087043" style:font-style-asian="italic" style:font-style-complex="italic"/>
    </style:style>
    <style:style style:name="T26" style:family="text">
      <style:text-properties fo:color="#666666" loext:opacity="100%" style:font-name="Calibri Light" fo:font-style="italic" fo:font-weight="bold" officeooo:rsid="00087043" style:font-style-asian="italic" style:font-weight-asian="bold" style:font-style-complex="italic" style:font-weight-complex="bold"/>
    </style:style>
    <style:style style:name="T27" style:family="text">
      <style:text-properties fo:color="#666666" loext:opacity="100%" style:font-name="Calibri Light" fo:font-style="italic" fo:font-weight="normal" officeooo:rsid="00087043" style:font-style-asian="italic" style:font-weight-asian="normal" style:font-style-complex="italic" style:font-weight-complex="normal"/>
    </style:style>
    <style:style style:name="T28" style:family="text">
      <style:text-properties fo:color="#666666" loext:opacity="100%" style:font-name="Calibri Light" officeooo:rsid="000870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de funciones y procedimientos</text:p>
      <text:p text:style-name="P1"/>
      <text:p text:style-name="P3">Realiza los siguientes ejercicios de funciones y procedimientos a través del Workbench de MySQL. </text:p>
      <text:p text:style-name="P5">Utiliza la tabla Netflix para realizar los ejercicios propuestos.</text:p>
      <text:p text:style-name="P3"/>
      <text:p text:style-name="P15">CREATE DATABASE IF NOT EXISTS Netflix;<text:line-break/>USE Netflix;<text:line-break/><text:line-break/>CREATE TABLE IF NOT EXISTS Peliculas(<text:line-break/><text:tab/>id_peli int,<text:line-break/> <text:s text:c="3"/>nombre_peli VARCHAR(30),<text:line-break/> <text:s text:c="3"/>duracion INT,<text:line-break/> <text:s text:c="3"/>director_peli VARCHAR(20),<text:line-break/> <text:s text:c="3"/>género_peli ENUM ('acción', 'drama', 'comedia'),<text:line-break/> <text:s text:c="3"/>nota_peli FLOAT,<text:line-break/> <text:s text:c="3"/>primary key (id_peli)<text:line-break/>);<text:line-break/><text:line-break/>CREATE TABLE IF NOT EXISTS Actores(<text:line-break/><text:tab/>id_actor INT,<text:line-break/> <text:s text:c="3"/>nombre VARCHAR(30),<text:line-break/> <text:s text:c="3"/>fecha_nac DATE,<text:line-break/> <text:s text:c="3"/>sueldo INT,<text:line-break/> <text:s text:c="3"/>sexo ENUM ('femenino', 'masculino', 'otros'),<text:line-break/> <text:s text:c="3"/>primary key (id_actor)<text:line-break/>);<text:line-break/><text:line-break/>INSERT INTO Actores(id_actor, nombre, fecha_nac, sueldo, sexo) VALUES<text:line-break/>(101, 'Leonarno', '1980/12/01' , 3000000, 'masculino'),<text:line-break/>(102, 'Julia', '1997/09/09' , 1000000, 'femenino'),<text:line-break/>(103, 'Brad', '1983/02/02' , 700000, 'masculino'),<text:line-break/>(104, 'Carlos', '1986/03/03' , 250000, 'masculino'),<text:line-break/>(105, 'Santiago', '1970/04/04' , 4000000, 'masculino'),<text:line-break/>(106, 'Penelope', '1976/05/05' , 23000, 'femenino'),<text:line-break/>(107, 'Noa', '1981/06/06' , 770000, 'otros'),<text:line-break/>(108, 'Jon', '1996/07/07' , 6000, 'otros');<text:line-break/><text:line-break/>INSERT INTO Peliculas (nombre_peli, duracion, director_peli, género_peli, nota_peli, id_peli) VALUES<text:line-break/>('Bright', 120, 'Fernando', 'acción', 3.1, 1),<text:line-break/>('Frida', 100, 'Daniel', 'drama', 7.6, 2),<text:line-break/>('Los dos papas', 160, 'Adrián', 'comedia', 8.3, 3),<text:line-break/>('Animales nocturnos', 185, 'Tomás', 'drama', 9.5, 4),<text:line-break/>('Oceans Eleven', 150, 'Nuria', 'acción', 3.5, 5),<text:line-break/>('Buscando a Nemo', 120, 'Jon', 'acción', 2.1, 6),<text:line-break/>('El Hoyo', 110, 'Ivan', 'acción', 9.9, 7),<text:line-break/>('Diamante en bruto', 140, 'Paola', 'acción', 7, 8);</text:p>
      <text:p text:style-name="P2"/>
      <text:p text:style-name="P8"/>
      <text:p text:style-name="P8"><text:span text:style-name="T8">Ejercicio 1.- </text:span><text:span text:style-name="T1">Crea un procedimiento que </text:span><text:span text:style-name="T8">modifique la puntuación</text:span><text:span text:style-name="T1"> de la película </text:span><text:span text:style-name="T7">de nombre X</text:span><text:span text:style-name="T1"> sumándole un punto a su puntuación establecida. Muestra la tabla resultante al finalizar el procedimiento.</text:span></text:p>
      <text:p text:style-name="P23"/>
      <text:p text:style-name="P8"><text:span text:style-name="T1"><text:tab/>- </text:span><text:span text:style-name="T2">Realiza la suma del punto mediante la función “Sumapunto” e intégrala en el procedimiento</text:span></text:p>
      <text:p text:style-name="P8"><text:span text:style-name="T1"><text:tab/>- En el procedimiento deberás insertar </text:span><text:span text:style-name="T2">solo </text:span><text:span text:style-name="T1">el nombre de la película</text:span></text:p>
      <text:p text:style-name="P23"/>
      <text:p text:style-name="P19"><text:span text:style-name="T11"><text:tab/>*</text:span><text:span text:style-name="T12">Las funciones NO realizarán ninguna modificación en las tablas</text:span></text:p>
      <text:p text:style-name="P19"/>
      <text:p text:style-name="P19"/>
      <text:p text:style-name="P17"/>
      <text:p text:style-name="P10"><text:span text:style-name="T13">E</text:span><text:span text:style-name="T14">jercicio 2.- </text:span><text:span text:style-name="T18">Crea un procedimiento que </text:span><text:span text:style-name="T14">duplique el sueldo del actor</text:span><text:span text:style-name="T18"> que menos dinero cobre, y divida entre dos el sueldo del actor que más cobre. </text:span><text:span text:style-name="T19">Muestra la tabla resultante al finalizar el procedimiento.</text:span></text:p>
      <text:p text:style-name="P25"/>
      <text:p text:style-name="P11"><text:span text:style-name="T1"><text:tab/>- </text:span><text:span text:style-name="T2">Realiza la modificación de los sueldos mediante </text:span><text:span text:style-name="T4">el procedimiento modificar sueldos</text:span></text:p>
      <text:p text:style-name="P11"><text:span text:style-name="T2"><text:tab/>- </text:span><text:span text:style-name="T4">Inserta dos funciones, </text:span><text:span text:style-name="T2">“duplicar” y “dividir”, </text:span><text:span text:style-name="T4">que devuelvan el valor resultado de los sueldos</text:span></text:p>
      <text:p text:style-name="P9"><text:span text:style-name="T1"><text:tab/>- </text:span><text:span text:style-name="T3">La selección de los actores que más y menos cobran, se realizará en el procedimiento</text:span></text:p>
      <text:p text:style-name="P24"/>
      <text:p text:style-name="P18"><text:span text:style-name="T11"><text:tab/>*</text:span><text:span text:style-name="T12">Las funciones NO realizarán ninguna modificación en las tablas</text:span></text:p>
      <text:p text:style-name="P20"/>
      <text:p text:style-name="P20"/>
      <text:p text:style-name="P20"/>
      <text:p text:style-name="P20"/>
      <text:p text:style-name="P12"><text:soft-page-break/><text:span text:style-name="T8">Ejercicio </text:span><text:span text:style-name="T9">3</text:span><text:span text:style-name="T8">.- </text:span><text:span text:style-name="T1">Crea un procedimiento que </text:span><text:span text:style-name="T8">modifique </text:span><text:span text:style-name="T10">la duración de las películas</text:span><text:span text:style-name="T5">, reduciendo en 5 minutos la duración de las películas que duren más de 145 minutos. </text:span><text:span text:style-name="T19">Muestra la tabla resultante al finalizar el procedimiento.</text:span></text:p>
      <text:p text:style-name="P7"/>
      <text:p text:style-name="P12"><text:span text:style-name="T1"><text:tab/>- </text:span><text:span text:style-name="T2">Realiza </text:span><text:span text:style-name="T5">la modificación mediante el procedimiento “modificarduracion”</text:span></text:p>
      <text:p text:style-name="P6"><text:tab/>- Inserta una función “restartiempo” que se encargue de reducir 5 minutos a las películas</text:p>
      <text:p text:style-name="P6"><text:tab/>- La función solo recibirá el id de la película</text:p>
      <text:p text:style-name="P7"/>
      <text:p text:style-name="P21"><text:span text:style-name="T11"><text:tab/>*</text:span><text:span text:style-name="T12">Las funciones NO realizarán ninguna modificación en las tablas</text:span></text:p>
      <text:p text:style-name="P16"/>
      <text:p text:style-name="P16"/>
      <text:p text:style-name="P22"/>
      <text:p text:style-name="P13"><text:span text:style-name="T13">E</text:span><text:span text:style-name="T14">jercicio </text:span><text:span text:style-name="T15">4</text:span><text:span text:style-name="T14">.- </text:span><text:span text:style-name="T18">Crea un procedimiento </text:span><text:span text:style-name="T17">añada un prefijo en el nombre</text:span><text:span text:style-name="T20"> de los actores </text:span><text:span text:style-name="T21">y actrices</text:span><text:span text:style-name="T20">. </text:span><text:span text:style-name="T21">Cuando el actor sea de género masculino se le añadirá el prefijo “Sr”, y cuando el género sea femenino se le añadirá “Sra”. </text:span><text:span text:style-name="T19">Muestra la tabla resultante al finalizar el procedimiento.</text:span></text:p>
      <text:p text:style-name="P7"/>
      <text:p text:style-name="P12"><text:span text:style-name="T1"><text:tab/>- </text:span><text:span text:style-name="T2">Realiza la modificación de los </text:span><text:span text:style-name="T6">nombre</text:span><text:span text:style-name="T2"> mediante </text:span><text:span text:style-name="T4">el procedimiento “modificar</text:span><text:span text:style-name="T6">nombre”</text:span></text:p>
      <text:p text:style-name="P12"><text:span text:style-name="T2"><text:tab/>- </text:span><text:span text:style-name="T4">Inserta dos funciones, </text:span><text:span text:style-name="T2">“</text:span><text:span text:style-name="T6">prefijo_sr</text:span><text:span text:style-name="T2">” y “</text:span><text:span text:style-name="T6">prefijo_sra</text:span><text:span text:style-name="T2">”, </text:span><text:span text:style-name="T4">que devuelvan </text:span><text:span text:style-name="T6">los nombres con sus prefijos</text:span></text:p>
      <text:p text:style-name="P4"><text:tab/></text:p>
      <text:p text:style-name="P21"><text:span text:style-name="T11"><text:tab/>*</text:span><text:span text:style-name="T12">Las funciones NO realizarán ninguna modificación en las tablas</text:span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6"><text:span text:style-name="Default_20_Paragraph_20_Font"><text:span text:style-name="T16">Ejercicio 5.-</text:span></text:span><text:span text:style-name="Default_20_Paragraph_20_Font"><text:span text:style-name="T21"> Crea un </text:span></text:span><text:span text:style-name="Default_20_Paragraph_20_Font"><text:span text:style-name="T16">procedimiento “Modificar_edades”</text:span></text:span><text:span text:style-name="Default_20_Paragraph_20_Font"><text:span text:style-name="T21"> que añada una nueva columna “Edad” a la tabla “</text:span></text:span><text:span text:style-name="Default_20_Paragraph_20_Font"><text:span text:style-name="T22">Actores</text:span></text:span><text:span text:style-name="Default_20_Paragraph_20_Font"><text:span text:style-name="T21">” y que sea capaz de insertar la edad <text:s/>de los </text:span></text:span><text:span text:style-name="Default_20_Paragraph_20_Font"><text:span text:style-name="T22">actores</text:span></text:span><text:span text:style-name="Default_20_Paragraph_20_Font"><text:span text:style-name="T21"> dada la fecha actual. Añade una función dentro del procedimiento que se devuelva la edad de cada </text:span></text:span><text:span text:style-name="Default_20_Paragraph_20_Font"><text:span text:style-name="T22">actor</text:span></text:span><text:span text:style-name="Default_20_Paragraph_20_Font"><text:span text:style-name="T21">.</text:span></text:span></text:p>
      <text:p text:style-name="P26"><text:span text:style-name="Default_20_Paragraph_20_Font"><text:span text:style-name="T21"/></text:span></text:p>
      <text:p text:style-name="P26"><text:span text:style-name="Default_20_Paragraph_20_Font"><text:span text:style-name="T21">El procedimiento recibe los 3 parámetros de una fecha (año, mes y día) que tomará como la fecha actual. A partir de ahí, asignara a cada alumno la edad que tendría en esa fecha concreta.</text:span></text:span></text:p>
      <text:p text:style-name="P26"><text:span text:style-name="Default_20_Paragraph_20_Font"><text:span text:style-name="T21"/></text:span></text:p>
      <text:p text:style-name="P27"><text:span text:style-name="Default_20_Paragraph_20_Font"><text:span text:style-name="T26">Por ejemplo) </text:span></text:span><text:span text:style-name="Default_20_Paragraph_20_Font"><text:span text:style-name="T25">Call modificar_edades (2020, 12, 9);</text:span></text:span></text:p>
      <text:p text:style-name="P27"><text:span text:style-name="Default_20_Paragraph_20_Font"/></text:p>
      <text:p text:style-name="P28"><text:span text:style-name="Default_20_Paragraph_20_Font"><text:span text:style-name="T27">Fila ejemplo→</text:span></text:span><text:span text:style-name="Default_20_Paragraph_20_Font"><text:span text:style-name="T26"> Nombre: </text:span></text:span><text:span text:style-name="Default_20_Paragraph_20_Font"><text:span text:style-name="T25">Jon; </text:span></text:span><text:span text:style-name="Default_20_Paragraph_20_Font"><text:span text:style-name="T26">Fecha_nac:</text:span></text:span><text:span text:style-name="Default_20_Paragraph_20_Font"><text:span text:style-name="T25"> 10/10/1990</text:span></text:span></text:p>
      <text:p text:style-name="P28"><text:span text:style-name="Default_20_Paragraph_20_Font"><text:span text:style-name="T28">Fila resultante→ Nombre: Jon; Fecha_nac: 10/10/1990; <text:s/>Edad: 29;</text:span></text:span></text:p>
      <text:p text:style-name="P28"><text:span text:style-name="Default_20_Paragraph_20_Font"><text:span text:style-name="T28"/></text:span></text:p>
      <text:p text:style-name="P14"><text:span text:style-name="Default_20_Paragraph_20_Font"><text:span text:style-name="T23"><text:tab/>*</text:span></text:span><text:span text:style-name="Default_20_Paragraph_20_Font"><text:span text:style-name="T24">Las funciones NO realizarán ninguna modificación en las tablas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8T13:55:29.548000000</meta:creation-date>
    <dc:date>2025-04-24T12:47:55.028000000</dc:date>
    <meta:editing-duration>PT18M52S</meta:editing-duration>
    <meta:editing-cycles>7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29" meta:word-count="627" meta:character-count="4313" meta:non-whitespace-character-count="3645"/>
  </office:meta>
</office:document-meta>
</file>